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text-indent="0cm" style:auto-text-indent="false"/>
      <style:text-properties style:text-underline-style="none" officeooo:rsid="002b2e9e" officeooo:paragraph-rsid="0010917a"/>
    </style:style>
    <style:style style:name="P2" style:family="paragraph" style:parent-style-name="List_20_Contents">
      <style:paragraph-properties fo:margin-left="0cm" fo:margin-right="0cm" fo:text-indent="0cm" style:auto-text-indent="false"/>
      <style:text-properties officeooo:paragraph-rsid="0010917a"/>
    </style:style>
    <style:style style:name="P3" style:family="paragraph" style:parent-style-name="Preformatted_20_Text">
      <style:text-properties style:text-underline-style="none" officeooo:rsid="0029886d" officeooo:paragraph-rsid="000e44db"/>
    </style:style>
    <style:style style:name="P4" style:family="paragraph" style:parent-style-name="Preformatted_20_Text">
      <style:text-properties style:text-underline-style="none" officeooo:rsid="003c4381" officeooo:paragraph-rsid="0010917a"/>
    </style:style>
    <style:style style:name="P5" style:family="paragraph" style:parent-style-name="Preformatted_20_Text">
      <style:text-properties style:text-underline-style="none" officeooo:rsid="002b2e9e" officeooo:paragraph-rsid="0010917a"/>
    </style:style>
    <style:style style:name="P6" style:family="paragraph" style:parent-style-name="Preformatted_20_Text">
      <style:text-properties style:text-underline-style="none" fo:font-weight="bold" officeooo:rsid="002dfbac" officeooo:paragraph-rsid="0010917a" style:font-weight-asian="bold" style:font-weight-complex="bold"/>
    </style:style>
    <style:style style:name="P7" style:family="paragraph" style:parent-style-name="Preformatted_20_Text">
      <style:text-properties style:text-underline-style="none" officeooo:rsid="002dfbac" officeooo:paragraph-rsid="0010917a"/>
    </style:style>
    <style:style style:name="P8" style:family="paragraph" style:parent-style-name="Preformatted_20_Text">
      <style:text-properties style:text-underline-style="none" officeooo:rsid="00117375" officeooo:paragraph-rsid="00117375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235389" officeooo:paragraph-rsid="000e44d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0ca238" officeooo:paragraph-rsid="000ca238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29886d" officeooo:paragraph-rsid="000e44db" style:font-weight-asian="bold" style:font-weight-complex="bold"/>
    </style:style>
    <style:style style:name="P13" style:family="paragraph" style:parent-style-name="Standard">
      <style:text-properties style:text-underline-style="none" officeooo:rsid="00240936" officeooo:paragraph-rsid="000e94eb"/>
    </style:style>
    <style:style style:name="P14" style:family="paragraph" style:parent-style-name="Standard">
      <style:text-properties officeooo:rsid="00235389" officeooo:paragraph-rsid="000e44db"/>
    </style:style>
    <style:style style:name="P15" style:family="paragraph" style:parent-style-name="Standard">
      <style:text-properties officeooo:paragraph-rsid="000e44db"/>
    </style:style>
    <style:style style:name="P16" style:family="paragraph" style:parent-style-name="Standard">
      <style:text-properties officeooo:rsid="000e44db" officeooo:paragraph-rsid="000ca238"/>
    </style:style>
    <style:style style:name="T1" style:family="text">
      <style:text-properties style:text-underline-style="none" officeooo:rsid="003be565"/>
    </style:style>
    <style:style style:name="T2" style:family="text">
      <style:text-properties style:text-underline-style="none" fo:font-weight="bold" officeooo:rsid="003be56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ivilégios no PostgreSQL</text:p>
      <text:p text:style-name="P16"/>
      <text:p text:style-name="P15"/>
      <text:p text:style-name="P10">Removendo</text:p>
      <text:p text:style-name="P14"/>
      <text:p text:style-name="P12">Removendo Privilégios do usuário1 no esquema public:</text:p>
      <text:p text:style-name="P3">REVOKE ALL PRIVILEGES ON SCHEMA PUBLIC FROM usuario1;</text:p>
      <text:p text:style-name="P3"/>
      <text:p text:style-name="P8">REVOKE INSERT ON estados FROM PUBLIC;</text:p>
      <text:p text:style-name="P8"/>
      <text:p text:style-name="P3"/>
      <text:p text:style-name="P9">Concedendo</text:p>
      <text:p text:style-name="Standard"/>
      <text:p text:style-name="P13">- SET SESSION AUTHORIZATION postgres;</text:p>
      <text:p text:style-name="P13">- CREATE ROLE usuario1 WITH LOGIN PASSWORD '123';</text:p>
      <text:p text:style-name="P13">- CREATE SCHEMA usuario1 CREATE TABLE tabela1(i int);</text:p>
      <text:p text:style-name="P13">- grant usage on schema usuario1 to usuario1;</text:p>
      <text:p text:style-name="P13"/>
      <text:p text:style-name="P4">\z – visualizar permissoes</text:p>
      <text:p text:style-name="P4"/>
      <text:p text:style-name="P6">Listar dados, senhas e privilégios dos usuários</text:p>
      <text:p text:style-name="P7">select * from pg_user;</text:p>
      <text:p text:style-name="P5"/>
      <text:p text:style-name="P2"><text:span text:style-name="Source_20_Text"><text:span text:style-name="T1"/></text:span></text:p>
      <text:p text:style-name="P2"><text:span text:style-name="Source_20_Text"><text:span text:style-name="T1">grant select on tabela1 to usuario1;</text:span></text:span></text:p>
      <text:p text:style-name="P2"><text:span text:style-name="Source_20_Text"><text:span text:style-name="T1"/></text:span></text:p>
      <text:p text:style-name="P2"><text:span text:style-name="Source_20_Text"><text:span text:style-name="T1">grant select,update on tabela1 to usuario1;</text:span></text:span></text:p>
      <text:p text:style-name="P2"><text:span text:style-name="Source_20_Text"><text:span text:style-name="T1"/></text:span></text:p>
      <text:p text:style-name="P2"><text:span text:style-name="Source_20_Text"><text:span text:style-name="T1">grant insert on tabela1 to usuario1;</text:span></text:span></text:p>
      <text:p text:style-name="P2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9:49:38.119298502</meta:creation-date>
    <dc:date>2016-06-25T19:54:30.293437452</dc:date>
    <meta:editing-duration>PT4M48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1" meta:paragraph-count="16" meta:word-count="87" meta:character-count="580" meta:non-whitespace-character-count="508"/>
  </office:meta>
</office:document-meta>
</file>